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T2" style:parent-style-name="Standaardalinea-lettertype" style:family="text">
      <style:text-properties fo:language="en" fo:country="GB"/>
    </style:style>
  </office:automatic-styles>
  <office:body>
    <office:text text:use-soft-page-breaks="true">
      <text:p text:style-name="P1">Api:<text:s/><text:a xlink:href="http://www.timeanddate.com" office:target-frame-name="_top" xlink:show="replace"><text:span text:style-name="Hyperlink">www.timeanddate.com</text:span></text:a></text:p>
      <text:p text:style-name="Standaard"/>
      <text:p text:style-name="Standaard">De bedoeling wordt om de verschillende cyclussen te tonen van de maan met daarbij de datum en de tijd van wanneer hij opkomt en ondergaat. Als micro<text:s/>interaction zou ik een button zetten die je de eerst volgende volle maan toont op een ander view. Ik heb wel nog vragen over hoe precies ik de datums zou houden omdat op meerdere dagen de zelfde cyclus is .</text:p>
      <text:p text:style-name="Standaard"/>
      <text:p text:style-name="Standaard"><text:span text:style-name="T2">Query : https://services.timeanddate.com/api/doc/current/srv-astronomy.html</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Standaard" style:display-name="Standaard" style:family="paragraph">
      <style:text-properties fo:language="nl" fo:country="BE" fo:hyphenate="false"/>
    </style:style>
    <style:style style:name="Standaardalinea-lettertype" style:display-name="Standaardalinea-lettertype" style:family="text"/>
    <style:style style:name="Hyperlink" style:display-name="Hyperlink" style:family="text" style:parent-style-name="Standaardalinea-lettertype">
      <style:text-properties fo:color="#0563C1" style:text-underline-type="single" style:text-underline-style="solid" style:text-underline-width="auto" style:text-underline-mode="continuous" style:text-underline-color="font-color"/>
    </style:style>
    <style:style style:name="Onopgelostemelding" style:display-name="Onopgeloste melding" style:family="text" style:parent-style-name="Standaardalinea-lettertype">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antieghem Marijn</meta:initial-creator>
    <dc:creator>Vantieghem Marijn</dc:creator>
    <meta:creation-date>2020-10-10T14:23:00Z</meta:creation-date>
    <dc:date>2020-10-25T12:32:00Z</dc:date>
    <meta:template xlink:href="Normal.dotm" xlink:type="simple"/>
    <meta:editing-cycles>2</meta:editing-cycles>
    <meta:editing-duration>PT1020S</meta:editing-duration>
    <meta:document-statistic meta:page-count="1" meta:paragraph-count="1" meta:word-count="75" meta:character-count="502" meta:row-count="3" meta:non-whitespace-character-count="428"/>
  </office:meta>
</office:document-meta>
</file>